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bitmap" draw:fill-image-name="a66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draw:fill="solid" draw:fill-color="#cfe7f5" draw:opacity="100%" draw:stroke="solid" svg:stroke-width="0.02778in" svg:stroke-color="#808080" svg:stroke-opacity="100%"/>
    </style:style>
    <style:style style:family="paragraph" style:name="a67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7">
      <style:drawing-page-properties draw:fill="bitmap" draw:fill-image-name="a60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0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.5in" fo:margin-right="0in" fo:text-indent="-0.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4">
      <style:drawing-page-properties draw:fill="bitmap" draw:fill-image-name="a403" style:repeat="stretch" presentation:transition-type="automatic" presentation:transition-speed="slow" presentation:duration="PT18.000000S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7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draw:fill="solid" draw:fill-color="#cfe7f5" draw:opacity="100%" draw:stroke="solid" svg:stroke-width="0.02778in" svg:stroke-color="#808080" svg:stroke-opacity="100%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45">
      <style:drawing-page-properties draw:fill="bitmap" draw:fill-image-name="a64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12">
      <style:drawing-page-properties draw:fill="bitmap" draw:fill-image-name="a41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48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draw:fill="solid" draw:fill-color="#cfe7f5" draw:opacity="100%" draw:stroke="solid" svg:stroke-width="0.02778in" svg:stroke-color="#808080" svg:stroke-opacity="100%"/>
    </style:style>
    <style:style style:family="paragraph" style:name="a53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93">
      <style:drawing-page-properties draw:fill="bitmap" draw:fill-image-name="a4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4722in" style:font-size-asian="0.34722in" style:font-size-complex="0.347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9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2">
      <style:drawing-page-properties draw:fill="bitmap" draw:fill-image-name="a54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text:list-style style:name="a523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9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4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38">
      <text:list-level-style-bullet text:level="1" text:bullet-char="•">
        <style:list-level-properties text:space-before="0in" text:min-label-width="0.5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color="#000000"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2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29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66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1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0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530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5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01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53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7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.25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7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.25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7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.25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7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.25in"/>
        <style:text-properties fo:color="#000000"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/>
        <style:text-properties fo:color="#000000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/>
        <style:text-properties fo:color="#000000"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/>
        <style:text-properties fo:color="#000000"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/>
        <style:text-properties fo:color="#000000"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/>
        <style:text-properties fo:color="#000000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/>
        <style:text-properties fo:color="#000000"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/>
        <style:text-properties fo:color="#000000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/>
        <style:text-properties fo:color="#000000"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/>
        <style:text-properties fo:color="#000000" fo:font-family="Arial" style:font-family-generic="swiss" style:font-pitch="variable" fo:font-size="100%"/>
      </text:list-level-style-bullet>
    </text:list-style>
  </office:automatic-styles>
  <office:body>
    <office:presentation>
      <draw:page draw:name="page1" draw:style-name="a404" draw:master-page-name="Master1-Layout7-blank-Em-branco" presentation:presentation-page-layout-name="Master1-PPL7" draw:id="Slide-256">
        <draw:frame draw:id="id69" presentation:style-name="a407" draw:name="Título 1" svg:x="0.5252in" svg:y="3.01024in" svg:width="8.99961in" svg:height="1.43583in" presentation:class="title" presentation:placeholder="false">
          <draw:text-box>
            <text:p text:style-name="a406" text:class-names="" text:cond-style-name=""><text:span text:style-name="a405" text:class-names="">Padrões</text:span></text:p>
          </draw:text-box>
          <svg:title/>
          <svg:desc/>
        </draw:frame>
        <presentation:notes draw:style-name="a410">
          <draw:page-thumbnail draw:page-number="1" svg:x="1.25174in" svg:y="0.76042in" svg:width="4.99479in" svg:height="3.74826in" presentation:class="page" draw:id="id70" presentation:style-name="a408" draw:name="Espaço Reservado para Imagem de Slide 1">
            <svg:title/>
            <svg:desc/>
          </draw:page-thumbnail>
          <draw:frame draw:id="id71" presentation:style-name="a409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page3" draw:style-name="a412" draw:master-page-name="Master1-Layout7-blank-Em-branco" presentation:presentation-page-layout-name="Master1-PPL7" draw:id="Slide-258">
        <draw:frame draw:id="id72" presentation:style-name="a420" draw:name="Título 1" svg:x="0.88806in" svg:y="0.26729in" svg:width="8.99961in" svg:height="1.34488in" presentation:class="title" presentation:placeholder="false">
          <draw:text-box>
            <text:p text:style-name="a419" text:class-names="" text:cond-style-name=""><text:span text:style-name="a413" text:class-names="">Vantagens</text:span><text:span text:style-name="a414" text:class-names=""><text:s text:c="1"/>do<text:s text:c="1"/></text:span><text:span text:style-name="a415" text:class-names="">Uso</text:span><text:span text:style-name="a416" text:class-names=""><text:s text:c="1"/>de<text:s text:c="1"/></text:span><text:span text:style-name="a417" text:class-names="">Padrões</text:span><text:span text:style-name="a418" text:class-names=""/></text:p>
          </draw:text-box>
          <svg:title/>
          <svg:desc/>
        </draw:frame>
        <draw:frame draw:id="id73" presentation:style-name="a488" draw:name="Espaço Reservado para Texto 2" svg:x="0.58547in" svg:y="2.17761in" svg:width="8.79961in" svg:height="4.34961in" presentation:class="outline" presentation:placeholder="false">
          <draw:text-box>
            <text:list text:style-name="a441">
              <text:list-item>
                <text:p text:style-name="a440" text:class-names="" text:cond-style-name=""><text:span text:style-name="a421" text:class-names=""><text:s text:c="1"/></text:span><text:span text:style-name="a422" text:class-names="">Agilidade</text:span><text:span text:style-name="a423" text:class-names=""><text:s text:c="1"/>no<text:s text:c="1"/></text:span><text:span text:style-name="a424" text:class-names="">desenvolvimento</text:span><text:span text:style-name="a425" text:class-names=""><text:s text:c="1"/>de<text:s text:c="1"/></text:span><text:span text:style-name="a426" text:class-names="">uma</text:span><text:span text:style-name="a427" text:class-names=""><text:s text:c="1"/>nova<text:s text:c="1"/></text:span><text:span text:style-name="a428" text:class-names="">solução</text:span><text:span text:style-name="a429" text:class-names=""><text:s text:c="1"/>para um<text:s text:c="1"/></text:span><text:span text:style-name="a430" text:class-names="">problema</text:span><text:span text:style-name="a431" text:class-names=""><text:s text:c="1"/></text:span><text:span text:style-name="a432" text:class-names="">semelhante</text:span><text:span text:style-name="a433" text:class-names=""><text:s text:c="1"/></text:span><text:span text:style-name="a434" text:class-names="">ou</text:span><text:span text:style-name="a435" text:class-names=""><text:s text:c="1"/>para resolver<text:s text:c="1"/></text:span><text:span text:style-name="a436" text:class-names="">uma</text:span><text:span text:style-name="a437" text:class-names=""><text:s text:c="1"/>parte do<text:s text:c="1"/></text:span><text:span text:style-name="a438" text:class-names="">problema</text:span><text:span text:style-name="a439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42" text:class-names=""><text:s text:c="1"/></text:span><text:span text:style-name="a443" text:class-names="">Melhor</text:span><text:span text:style-name="a444" text:class-names=""><text:s text:c="1"/></text:span><text:span text:style-name="a445" text:class-names="">eficiência</text:span><text:span text:style-name="a446" text:class-names=""><text:s text:c="1"/>do<text:s text:c="1"/></text:span><text:span text:style-name="a447" text:class-names="">projeto</text:span><text:span text:style-name="a448" text:class-names="">,<text:s text:c="1"/></text:span><text:span text:style-name="a449" text:class-names="">como</text:span><text:span text:style-name="a450" text:class-names=""><text:s text:c="1"/>o<text:s text:c="1"/></text:span><text:span text:style-name="a451" text:class-names="">código</text:span><text:span text:style-name="a452" text:class-names=""><text:s text:c="1"/></text:span><text:span text:style-name="a453" text:class-names="">já</text:span><text:span text:style-name="a454" text:class-names=""><text:s text:c="1"/></text:span><text:span text:style-name="a455" text:class-names="">foi</text:span><text:span text:style-name="a456" text:class-names=""><text:s text:c="1"/></text:span><text:span text:style-name="a457" text:class-names="">testado</text:span><text:span text:style-name="a458" text:class-names=""><text:s text:c="1"/></text:span><text:span text:style-name="a459" text:class-names="">garante</text:span><text:span text:style-name="a460" text:class-names=""><text:s text:c="1"/></text:span><text:span text:style-name="a461" text:class-names="">que</text:span><text:span text:style-name="a462" text:class-names=""><text:s text:c="1"/></text:span><text:span text:style-name="a463" text:class-names="">este</text:span><text:span text:style-name="a464" text:class-names=""><text:s text:c="1"/></text:span><text:span text:style-name="a465" text:class-names="">terá</text:span><text:span text:style-name="a466" text:class-names=""><text:s text:c="1"/>o<text:s text:c="1"/></text:span></text:p>
              </text:list-item>
            </text:list>
            <text:list text:style-name="a481">
              <text:list-item>
                <text:p text:style-name="a480" text:class-names="" text:cond-style-name=""><text:span text:style-name="a469" text:class-names=""><text:s text:c="1"/></text:span><text:span text:style-name="a470" text:class-names="">Melhor</text:span><text:span text:style-name="a471" text:class-names=""><text:s text:c="1"/></text:span><text:span text:style-name="a472" text:class-names="">comunicação</text:span><text:span text:style-name="a473" text:class-names=""><text:s text:c="1"/>entre<text:s text:c="1"/></text:span><text:span text:style-name="a474" text:class-names="">os</text:span><text:span text:style-name="a475" text:class-names=""><text:s text:c="1"/></text:span><text:span text:style-name="a476" text:class-names="">profissionais</text:span><text:span text:style-name="a477" text:class-names=""><text:s text:c="1"/>da<text:s text:c="1"/></text:span><text:span text:style-name="a478" text:class-names="">equipe</text:span><text:span text:style-name="a479" text:class-names="">.</text:span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487">
              <text:list-item>
                <text:p text:style-name="a486" text:class-names="" text:cond-style-name=""><text:span text:style-name="a485" text:class-names=""/></text:p>
              </text:list-item>
            </text:list>
          </draw:text-box>
          <svg:title/>
          <svg:desc/>
        </draw:frame>
        <presentation:notes draw:style-name="a491">
          <draw:page-thumbnail draw:page-number="2" svg:x="1.25174in" svg:y="0.76042in" svg:width="4.99479in" svg:height="3.74826in" presentation:class="page" draw:id="id74" presentation:style-name="a489" draw:name="Espaço Reservado para Imagem de Slide 1">
            <svg:title/>
            <svg:desc/>
          </draw:page-thumbnail>
          <draw:frame draw:id="id75" presentation:style-name="a490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8" draw:style-name="a493" draw:master-page-name="Master1-Layout7-blank-Em-branco" presentation:presentation-page-layout-name="Master1-PPL7" draw:id="Slide-263">
        <draw:frame draw:id="id76" draw:style-name="a499" draw:name="Espaço Reservado para Texto 2" svg:x="0.60039in" svg:y="2.32687in" svg:width="8.79961in" svg:height="4.34961in">
          <draw:text-box>
            <text:p text:style-name="a495" text:class-names="" text:cond-style-name=""><text:span text:style-name="a494" text:class-names=""/></text:p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  <draw:frame draw:id="id77" draw:style-name="a536" draw:name="Espaço Reservado para Texto 2" svg:x="0.60039in" svg:y="2.7in" svg:width="8.79961in" svg:height="4.34961in">
          <draw:text-box>
            <text:list text:style-name="a508">
              <text:list-item>
                <text:p text:style-name="a507" text:class-names="" text:cond-style-name=""><text:span text:style-name="a500" text:class-names=""><text:s text:c="1"/></text:span><text:span text:style-name="a501" text:class-names="">Documentação</text:span><text:span text:style-name="a502" text:class-names=""><text:s text:c="1"/></text:span><text:span text:style-name="a503" text:class-names="">efetiva</text:span><text:span text:style-name="a504" text:class-names=""><text:s text:c="1"/>do<text:s text:c="1"/></text:span><text:span text:style-name="a505" text:class-names="">projeto</text:span><text:span text:style-name="a506" text:class-names=""/></text:p>
              </text:list-item>
            </text:list>
            <text:list text:style-name="a523">
              <text:list-item>
                <text:p text:style-name="a522" text:class-names="" text:cond-style-name=""><text:span text:style-name="a509" text:class-names=""><text:s text:c="1"/></text:span><text:span text:style-name="a510" text:class-names="">Padronização</text:span><text:span text:style-name="a511" text:class-names=""><text:s text:c="1"/>de<text:s text:c="1"/></text:span><text:span text:style-name="a512" text:class-names="">atividades</text:span><text:span text:style-name="a513" text:class-names=""><text:s text:c="1"/></text:span><text:span text:style-name="a514" text:class-names="">em</text:span><text:span text:style-name="a515" text:class-names=""><text:s text:c="1"/></text:span><text:span text:style-name="a516" text:class-names="">projetos</text:span><text:span text:style-name="a517" text:class-names=""><text:s text:c="1"/></text:span><text:span text:style-name="a518" text:class-names="">grandes</text:span><text:span text:style-name="a519" text:class-names=""><text:s text:c="1"/>de<text:s text:c="1"/></text:span><text:span text:style-name="a520" text:class-names="">complexos</text:span><text:span text:style-name="a521" text:class-names="">.</text:span></text:p>
              </text:list-item>
            </text:list>
            <text:list text:style-name="a530">
              <text:list-item>
                <text:p text:style-name="a529" text:class-names="" text:cond-style-name=""><text:span text:style-name="a524" text:class-names=""><text:s text:c="1"/></text:span><text:span text:style-name="a525" text:class-names="">Diminuição</text:span><text:span text:style-name="a526" text:class-names=""><text:s text:c="1"/>de<text:s text:c="1"/></text:span><text:span text:style-name="a527" text:class-names="">refatoração</text:span><text:span text:style-name="a528" text:class-names=""><text:s text:c="1"/></text:span></text:p>
              </text:list-item>
            </text:list>
            <text:p text:style-name="a532" text:class-names="" text:cond-style-name=""><text:span text:style-name="a531" text:class-names=""/></text:p>
            <text:list text:style-name="a535">
              <text:list-item>
                <text:p text:style-name="a534" text:class-names="" text:cond-style-name=""><text:span text:style-name="a533" text:class-names=""/></text:p>
              </text:list-item>
            </text:list>
          </draw:text-box>
          <svg:title/>
          <svg:desc/>
        </draw:frame>
        <draw:frame draw:id="id78" draw:style-name="a540" draw:name="Título 1" svg:x="1.00039in" svg:y="0.24239in" svg:width="8.99961in" svg:height="1.34488in">
          <draw:text-box>
            <text:p text:style-name="a539" text:class-names="" text:cond-style-name=""><text:span text:style-name="a537" text:class-names="">Vantagens do Uso de Padrões</text:span><text:span text:style-name="a538" text:class-names=""/></text:p>
          </draw:text-box>
          <svg:title/>
          <svg:desc/>
        </draw:frame>
      </draw:page>
      <draw:page draw:name="Slide4" draw:style-name="a542" draw:master-page-name="Master1-Layout7-blank-Em-branco" presentation:presentation-page-layout-name="Master1-PPL7" draw:id="Slide-259">
        <draw:frame draw:id="id79" presentation:style-name="a550" draw:name="Título 1" svg:x="0.88806in" svg:y="0.26729in" svg:width="8.99961in" svg:height="1.34488in" presentation:class="title" presentation:placeholder="false">
          <draw:text-box>
            <text:p text:style-name="a549" text:class-names="" text:cond-style-name=""><text:span text:style-name="a543" text:class-names="">Desvantagens</text:span><text:span text:style-name="a544" text:class-names=""><text:s text:c="1"/>do<text:s text:c="1"/></text:span><text:span text:style-name="a545" text:class-names="">Uso</text:span><text:span text:style-name="a546" text:class-names=""><text:s text:c="1"/>de<text:s text:c="1"/></text:span><text:span text:style-name="a547" text:class-names="">Padrões</text:span><text:span text:style-name="a548" text:class-names=""/></text:p>
          </draw:text-box>
          <svg:title/>
          <svg:desc/>
        </draw:frame>
        <draw:frame draw:id="id80" presentation:style-name="a602" draw:name="Espaço Reservado para Texto 2" svg:x="0.55562in" svg:y="2.25224in" svg:width="8.79961in" svg:height="4.34961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1" text:class-names=""><text:s text:c="1"/></text:span><text:span text:style-name="a552" text:class-names="">Aumentar</text:span><text:span text:style-name="a553" text:class-names=""><text:s text:c="1"/>a<text:s text:c="1"/></text:span><text:span text:style-name="a554" text:class-names="">complexidade</text:span><text:span text:style-name="a555" text:class-names=""><text:s text:c="1"/>de um Sistema simples</text:span></text:p>
              </text:list-item>
            </text:list>
            <text:list text:style-name="a582">
              <text:list-item>
                <text:p text:style-name="a581" text:class-names="" text:cond-style-name=""><text:span text:style-name="a558" text:class-names=""><text:s text:c="1"/></text:span><text:span text:style-name="a559" text:class-names="">Não</text:span><text:span text:style-name="a560" text:class-names=""><text:s text:c="1"/></text:span><text:span text:style-name="a561" text:class-names="">podem</text:span><text:span text:style-name="a562" text:class-names=""><text:s text:c="1"/></text:span><text:span text:style-name="a563" text:class-names="">ser</text:span><text:span text:style-name="a564" text:class-names=""><text:s text:c="1"/></text:span><text:span text:style-name="a565" text:class-names="">usados</text:span><text:span text:style-name="a566" text:class-names=""><text:s text:c="1"/></text:span><text:span text:style-name="a567" text:class-names="">em</text:span><text:span text:style-name="a568" text:class-names=""><text:s text:c="1"/></text:span><text:span text:style-name="a569" text:class-names="">paradigmas</text:span><text:span text:style-name="a570" text:class-names=""><text:s text:c="1"/></text:span><text:span text:style-name="a571" text:class-names="">que</text:span><text:span text:style-name="a572" text:class-names=""><text:s text:c="1"/></text:span><text:span text:style-name="a573" text:class-names="">não</text:span><text:span text:style-name="a574" text:class-names=""><text:s text:c="1"/></text:span><text:span text:style-name="a575" text:class-names="">sejam</text:span><text:span text:style-name="a576" text:class-names=""><text:s text:c="1"/></text:span><text:span text:style-name="a577" text:class-names="">orientados</text:span><text:span text:style-name="a578" text:class-names=""><text:s text:c="1"/>a<text:s text:c="1"/></text:span><text:span text:style-name="a579" text:class-names="">objetos</text:span><text:span text:style-name="a580" text:class-names="">.</text:span></text:p>
              </text:list-item>
            </text:list>
            <text:list text:style-name="a601">
              <text:list-item>
                <text:p text:style-name="a600" text:class-names="" text:cond-style-name=""><text:span text:style-name="a583" text:class-names=""><text:s text:c="1"/></text:span><text:span text:style-name="a584" text:class-names="">Maior</text:span><text:span text:style-name="a585" text:class-names=""><text:s text:c="1"/></text:span><text:span text:style-name="a586" text:class-names="">Consumo</text:span><text:span text:style-name="a587" text:class-names=""><text:s text:c="1"/>de<text:s text:c="1"/></text:span><text:span text:style-name="a588" text:class-names="">memória</text:span><text:span text:style-name="a589" text:class-names="">,<text:s text:c="1"/></text:span><text:span text:style-name="a590" text:class-names="">devido</text:span><text:span text:style-name="a591" text:class-names=""><text:s text:c="1"/>o<text:s text:c="1"/></text:span><text:span text:style-name="a592" text:class-names="">formato</text:span><text:span text:style-name="a593" text:class-names=""><text:s text:c="1"/></text:span><text:span text:style-name="a594" text:class-names="">generalizado</text:span><text:span text:style-name="a595" text:class-names=""><text:s text:c="1"/>de<text:s text:c="1"/></text:span><text:span text:style-name="a596" text:class-names="">algumas</text:span><text:span text:style-name="a597" text:class-names=""><text:s text:c="1"/>classes<text:s text:c="1"/></text:span><text:span text:style-name="a598" text:class-names="">projeto</text:span><text:span text:style-name="a599" text:class-names=""/></text:p>
              </text:list-item>
            </text:list>
          </draw:text-box>
          <svg:title/>
          <svg:desc/>
        </draw:frame>
        <presentation:notes draw:style-name="a605">
          <draw:page-thumbnail draw:page-number="4" svg:x="1.25174in" svg:y="0.76042in" svg:width="4.99479in" svg:height="3.74826in" presentation:class="page" draw:id="id81" presentation:style-name="a603" draw:name="Espaço Reservado para Imagem de Slide 1">
            <svg:title/>
            <svg:desc/>
          </draw:page-thumbnail>
          <draw:frame draw:id="id82" presentation:style-name="a604" draw:name="Espaço Reservado para Anotações 2" svg:x="0.75in" svg:y="4.74961in" svg:width="5.99961in" svg:height="4.49961in" presentation:class="notes" presentation:placeholder="true">
            <draw:text-box/>
            <svg:title/>
            <svg:desc/>
          </draw:frame>
        </presentation:notes>
      </draw:page>
      <draw:page draw:name="Slide6" draw:style-name="a607" draw:master-page-name="Master1-Layout7-blank-Em-branco" presentation:presentation-page-layout-name="Master1-PPL7" draw:id="Slide-261">
        <draw:frame draw:id="id83" draw:style-name="a613" draw:name="Espaço Reservado para Texto 2" svg:x="0.60039in" svg:y="2.32687in" svg:width="8.79961in" svg:height="4.34961in">
          <draw:text-box>
            <text:p text:style-name="a609" text:class-names="" text:cond-style-name=""><text:span text:style-name="a608" text:class-names=""/></text:p>
            <text:list text:style-name="a612">
              <text:list-item>
                <text:p text:style-name="a611" text:class-names="" text:cond-style-name=""><text:span text:style-name="a610" text:class-names=""/></text:p>
              </text:list-item>
            </text:list>
          </draw:text-box>
          <svg:title/>
          <svg:desc/>
        </draw:frame>
        <draw:frame draw:id="id84" draw:style-name="a639" draw:name="Espaço Reservado para Texto 2" svg:x="0.70487in" svg:y="2.58059in" svg:width="8.79961in" svg:height="4.34961in">
          <draw:text-box>
            <text:list text:style-name="a622">
              <text:list-item>
                <text:p text:style-name="a621" text:class-names="" text:cond-style-name=""><text:span text:style-name="a614" text:class-names=""><text:s text:c="1"/></text:span><text:span text:style-name="a615" text:class-names="">Maior</text:span><text:span text:style-name="a616" text:class-names=""><text:s text:c="1"/></text:span><text:span text:style-name="a617" text:class-names="">dependência</text:span><text:span text:style-name="a618" text:class-names=""><text:s text:c="1"/>entre<text:s text:c="1"/></text:span><text:span text:style-name="a619" text:class-names="">instâncias</text:span><text:span text:style-name="a620" text:class-names=""><text:s text:c="1"/>de classes.</text:span></text:p>
              </text:list-item>
            </text:list>
            <text:list text:style-name="a629">
              <text:list-item>
                <text:p text:style-name="a628" text:class-names="" text:cond-style-name=""><text:span text:style-name="a623" text:class-names=""><text:s text:c="1"/></text:span><text:span text:style-name="a624" text:class-names="">Aumento</text:span><text:span text:style-name="a625" text:class-names=""><text:s text:c="1"/>das classes do<text:s text:c="1"/></text:span><text:span text:style-name="a626" text:class-names="">projeto</text:span><text:span text:style-name="a627" text:class-names=""/></text:p>
              </text:list-item>
            </text:list>
            <text:list text:style-name="a638">
              <text:list-item>
                <text:p text:style-name="a637" text:class-names="" text:cond-style-name=""><text:span text:style-name="a630" text:class-names="">Uso</text:span><text:span text:style-name="a631" text:class-names=""><text:s text:c="1"/></text:span><text:span text:style-name="a632" text:class-names="">exagerado</text:span><text:span text:style-name="a633" text:class-names=""><text:s text:c="1"/>dos<text:s text:c="1"/></text:span><text:span text:style-name="a634" text:class-names="">padrões</text:span><text:span text:style-name="a635" text:class-names=""><text:s text:c="1"/></text:span><text:span text:style-name="a636" text:class-names=""/></text:p>
              </text:list-item>
            </text:list>
          </draw:text-box>
          <svg:title/>
          <svg:desc/>
        </draw:frame>
        <draw:frame draw:id="id85" draw:style-name="a643" draw:name="Título 1" svg:x="0.88806in" svg:y="0.26729in" svg:width="8.99961in" svg:height="1.34488in">
          <draw:text-box>
            <text:p text:style-name="a642" text:class-names="" text:cond-style-name=""><text:span text:style-name="a640" text:class-names="">Desvantagens do Uso de Padrões</text:span><text:span text:style-name="a641" text:class-names=""/></text:p>
          </draw:text-box>
          <svg:title/>
          <svg:desc/>
        </draw:frame>
      </draw:page>
      <draw:page draw:name="Slide7" draw:style-name="a645" draw:master-page-name="Master1-Layout7-blank-Em-branco" presentation:presentation-page-layout-name="Master1-PPL7" draw:id="Slide-262">
        <draw:frame draw:id="id86" draw:style-name="a651" draw:name="Espaço Reservado para Texto 2" svg:x="0.60039in" svg:y="2.32687in" svg:width="8.79961in" svg:height="4.34961in">
          <draw:text-box>
            <text:p text:style-name="a647" text:class-names="" text:cond-style-name=""><text:span text:style-name="a646" text:class-names=""/></text:p>
            <text:list text:style-name="a650">
              <text:list-item>
                <text:p text:style-name="a649" text:class-names="" text:cond-style-name=""><text:span text:style-name="a648" text:class-names=""/></text:p>
              </text:list-item>
            </text:list>
          </draw:text-box>
          <svg:title/>
          <svg:desc/>
        </draw:frame>
        <draw:frame draw:id="id87" draw:style-name="a654" draw:name="Título 1" svg:x="0.88806in" svg:y="0.26729in" svg:width="8.99961in" svg:height="1.34488in">
          <draw:text-box>
            <text:p text:style-name="a653" text:class-names="" text:cond-style-name=""><text:span text:style-name="a652" text:class-names="">Quando Não Utilizar Padrões</text:span></text:p>
          </draw:text-box>
          <svg:title/>
          <svg:desc/>
        </draw:frame>
        <draw:frame draw:id="id88" draw:style-name="a667" draw:name="Espaço Reservado para Texto 2" svg:x="0.60039in" svg:y="2.55074in" svg:width="8.79961in" svg:height="4.34961in">
          <draw:text-box>
            <text:list text:style-name="a658">
              <text:list-item>
                <text:p text:style-name="a657" text:class-names="" text:cond-style-name=""><text:span text:style-name="a655" text:class-names=""><text:s text:c="1"/></text:span><text:span text:style-name="a656" text:class-names="">É aconselhável não utilizar padrões de projetos em projetos simples ou com pouca disponibilidade de recursos computacionais ( padaria )</text:span></text:p>
              </text:list-item>
            </text:list>
            <text:list text:style-name="a666">
              <text:list-item>
                <text:p text:style-name="a665" text:class-names="" text:cond-style-name=""><text:span text:style-name="a659" text:class-names=""><text:s text:c="1"/></text:span><text:span text:style-name="a660" text:class-names="">Não é uma boa<text:s text:c="1"/></text:span><text:span text:style-name="a661" text:class-names="">idéia</text:span><text:span text:style-name="a662" text:class-names=""><text:s text:c="1"/>utilizar</text:span><text:span text:style-name="a663" text:class-names=""><text:s text:c="1"/>padrões de projetos quando a equipe de desenvolvimento desconhece os padrões de projeto.</text:span><text:span text:style-name="a664" text:class-names=""/></text:p>
              </text:list-item>
            </text:list>
          </draw:text-box>
          <svg:title/>
          <svg:desc/>
        </draw:frame>
      </draw:page>
      <draw:page draw:name="Slide9" draw:style-name="a669" draw:master-page-name="Master1-Layout7-blank-Em-branco" presentation:presentation-page-layout-name="Master1-PPL7" draw:id="Slide-264">
        <draw:frame draw:id="id89" draw:style-name="a675" draw:name="Espaço Reservado para Texto 2" svg:x="0.60039in" svg:y="2.32687in" svg:width="8.79961in" svg:height="4.34961in">
          <draw:text-box>
            <text:p text:style-name="a671" text:class-names="" text:cond-style-name=""><text:span text:style-name="a670" text:class-names=""/></text:p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</draw:text-box>
          <svg:title/>
          <svg:desc/>
        </draw:frame>
        <draw:frame draw:id="id90" draw:style-name="a678" draw:name="Título 1" svg:x="0.88806in" svg:y="0.26729in" svg:width="8.99961in" svg:height="1.34488in">
          <draw:text-box>
            <text:p text:style-name="a677" text:class-names="" text:cond-style-name=""><text:span text:style-name="a676" text:class-names="">Requisitos</text:span></text:p>
          </draw:text-box>
          <svg:title/>
          <svg:desc/>
        </draw:frame>
        <draw:frame draw:id="id91" draw:style-name="a686" draw:name="Espaço Reservado para Texto 2" svg:x="0.60039in" svg:y="2.7in" svg:width="8.79961in" svg:height="4.34961in">
          <draw:text-box>
            <text:list text:style-name="a682">
              <text:list-item>
                <text:p text:style-name="a681" text:class-names="" text:cond-style-name=""><text:span text:style-name="a679" text:class-names=""><text:s text:c="1"/></text:span><text:span text:style-name="a680" text:class-names=""/></text:p>
              </text:list-item>
            </text:list>
            <text:list text:style-name="a685">
              <text:list-item>
                <text:p text:style-name="a684" text:class-names="" text:cond-style-name=""><text:span text:style-name="a68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2" style:display-name="Título e conteúdo">
      <presentation:placeholder presentation:object="title" svg:x="0.5in" svg:y="0.3in" svg:width="9in" svg:height="1.25039in"/>
      <presentation:placeholder presentation:object="object" svg:x="0.5in" svg:y="1.75in" svg:width="9in" svg:height="4.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3" style:display-name="Cabeçalho da Seção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4" style:display-name="Duas Partes de Conteúdo">
      <presentation:placeholder presentation:object="title" svg:x="0.5in" svg:y="0.3in" svg:width="9in" svg:height="1.25039in"/>
      <presentation:placeholder presentation:object="object" svg:x="0.5in" svg:y="1.75in" svg:width="4.41667in" svg:height="4.35069in"/>
      <presentation:placeholder presentation:object="object" svg:x="5.08333in" svg:y="1.75in" svg:width="4.41667in" svg:height="4.35069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5" style:display-name="Comparação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6" style:display-name="Somente título">
      <presentation:placeholder presentation:object="title" svg:x="0.5in" svg:y="0.3in" svg:width="9in" svg:height="1.25039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7" style:display-name="Em branco"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8" style:display-name="Conteúdo com Legenda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9" style:display-name="Imagem com Legenda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10" style:display-name="Título e texto vertical">
      <presentation:placeholder presentation:object="title" svg:x="0.5in" svg:y="0.3in" svg:width="9in" svg:height="1.25039in"/>
      <presentation:placeholder presentation:object="outline" svg:x="0.5in" svg:y="1.75in" svg:width="9in" svg:height="4.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presentation-page-layout style:name="Master1-PPL11" style:display-name="Título e texto verticais">
      <presentation:placeholder presentation:object="title" svg:x="7.25in" svg:y="0.30035in" svg:width="2.25in" svg:height="5.80035in"/>
      <presentation:placeholder presentation:object="outline" svg:x="0.5in" svg:y="0.30035in" svg:width="6.58333in" svg:height="5.80035in"/>
      <presentation:placeholder presentation:object="date-time" svg:x="0.49961in" svg:y="6.82953in" svg:width="2.33346in" svg:height="0.52126in"/>
      <presentation:placeholder presentation:object="footer" svg:x="3.41653in" svg:y="6.82953in" svg:width="3.16693in" svg:height="0.52126in"/>
      <presentation:placeholder presentation:object="page-number" svg:x="7.16614in" svg:y="6.82953in" svg:width="2.33346in" svg:height="0.52126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fill-image draw:name="a492" xlink:href="media/image1.png" xlink:show="embed" xlink:actuate="onLoad"/>
    <draw:fill-image draw:name="a403" xlink:href="media/image1.png" xlink:show="embed" xlink:actuate="onLoad"/>
    <draw:fill-image draw:name="a320" xlink:href="media/image1.png" xlink:show="embed" xlink:actuate="onLoad"/>
    <draw:fill-image draw:name="a256" xlink:href="media/image1.png" xlink:show="embed" xlink:actuate="onLoad"/>
    <draw:fill-image draw:name="a294" xlink:href="media/image1.png" xlink:show="embed" xlink:actuate="onLoad"/>
    <draw:fill-image draw:name="a92" xlink:href="media/image1.png" xlink:show="embed" xlink:actuate="onLoad"/>
    <draw:fill-image draw:name="a240" xlink:href="media/image1.png" xlink:show="embed" xlink:actuate="onLoad"/>
    <draw:fill-image draw:name="a541" xlink:href="media/image1.png" xlink:show="embed" xlink:actuate="onLoad"/>
    <draw:fill-image draw:name="a668" xlink:href="media/image1.png" xlink:show="embed" xlink:actuate="onLoad"/>
    <draw:fill-image draw:name="a0" xlink:href="media/image1.png" xlink:show="embed" xlink:actuate="onLoad"/>
    <draw:fill-image draw:name="a58" xlink:href="media/image1.png" xlink:show="embed" xlink:actuate="onLoad"/>
    <draw:fill-image draw:name="a355" xlink:href="media/image1.png" xlink:show="embed" xlink:actuate="onLoad"/>
    <draw:fill-image draw:name="a164" xlink:href="media/image1.png" xlink:show="embed" xlink:actuate="onLoad"/>
    <draw:fill-image draw:name="a411" xlink:href="media/image1.png" xlink:show="embed" xlink:actuate="onLoad"/>
    <draw:fill-image draw:name="a606" xlink:href="media/image1.png" xlink:show="embed" xlink:actuate="onLoad"/>
    <draw:fill-image draw:name="a644" xlink:href="media/image1.png" xlink:show="embed" xlink:actuate="onLoad"/>
    <draw:fill-image draw:name="a221" xlink:href="media/image1.png" xlink:show="embed" xlink:actuate="onLoad"/>
    <draw:fill-image draw:name="a115" xlink:href="media/image1.png" xlink:show="embed" xlink:actuate="onLoad"/>
    <draw:fill-image draw:name="a36" xlink:href="media/image1.png" xlink:show="embed" xlink:actuate="onLoad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0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8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89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1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6">
      <style:drawing-page-properties draw:fill="bitmap" draw:fill-image-name="a35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6">
      <style:graphic-properties draw:fill="none" draw:stroke="non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8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2">
      <style:drawing-page-properties draw:fill="bitmap" draw:fill-image-name="a22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118in" fo:padding-bottom="0.05118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5">
      <style:graphic-properties draw:fill="none" draw:stroke="non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5">
      <style:graphic-properties draw:fill="none" draw:stroke="non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">
      <style:drawing-page-properties draw:fill="bitmap" draw:fill-image-name="a24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1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0">
      <style:graphic-properties draw:fill="none" draw:stroke="none"/>
    </style:style>
    <style:style style:family="drawing-page" style:name="a257">
      <style:drawing-page-properties draw:fill="bitmap" draw:fill-image-name="a2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1">
      <style:graphic-properties draw:fill="none" draw:stroke="non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6">
      <style:drawing-page-properties draw:fill="bitmap" draw:fill-image-name="a11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3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">
      <style:drawing-page-properties draw:fill="bitmap" draw:fill-image-name="a3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118in" fo:padding-bottom="0.05118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draw:fill="none" draw:stroke="none"/>
    </style:style>
    <style:style style:family="paragraph" style:name="a1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9">
      <style:drawing-page-properties draw:fill="bitmap" draw:fill-image-name="a5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9">
      <style:graphic-properties draw:fill="none" draw:stroke="non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3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bitmap" draw:fill-image-name="a29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118in" fo:padding-bottom="0.05118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2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4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5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draw:fill="none" draw:stroke="non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8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9">
      <style:graphic-properties draw:fill="none" draw:stroke="non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7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1">
      <style:drawing-page-properties draw:fill="bitmap" draw:fill-image-name="a32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5">
      <style:drawing-page-properties draw:fill="bitmap" draw:fill-image-name="a164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86">
      <style:graphic-properties fo:wrap-option="wrap" fo:padding-top="0.05118in" fo:padding-bottom="0.05118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draw:fill="none" draw:stroke="non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1in" fo:margin-left="0in" fo:margin-right="0in" fo:text-indent="0in" fo:margin-top="0.0625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">
      <style:drawing-page-properties draw:fill="bitmap" draw:fill-image-name="a0" style:repeat="stretch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118in" fo:padding-bottom="0.05118in" fo:padding-left="0.09843in" fo:padding-right="0.09843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118in" fo:padding-bottom="0.05118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>
          <style:tab-stop style:position="0.6248in"/>
          <style:tab-stop style:position="1.6248in"/>
          <style:tab-stop style:position="2.6248in"/>
          <style:tab-stop style:position="3.6248in"/>
          <style:tab-stop style:position="4.6248in"/>
          <style:tab-stop style:position="5.6248in"/>
          <style:tab-stop style:position="6.6248in"/>
          <style:tab-stop style:position="7.6248in"/>
          <style:tab-stop style:position="8.6248in"/>
          <style:tab-stop style:position="9.6248in"/>
          <style:tab-stop style:position="10.6248in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bitmap" draw:fill-image-name="a9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roman" style:font-pitch="variable" style:font-pitch-complex="variable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1">
      <draw:frame draw:id="id0" presentation:style-name="a4" draw:name="Espaço Reservado para Título 1" svg:x="0.5in" svg:y="0.3in" svg:width="9in" svg:height="1.25039in" presentation:class="title" presentation:placeholder="false">
        <draw:text-box>
          <text:p text:style-name="a3" text:class-names="" text:cond-style-name=""><text:span text:style-name="a2" text:class-names=""/></text:p>
        </draw:text-box>
        <svg:title/>
        <svg:desc/>
      </draw:frame>
      <draw:frame draw:id="id1" presentation:style-name="a21" draw:name="Espaço Reservado para Texto 2" svg:x="0.5in" svg:y="1.75in" svg:width="9in" svg:height="4.3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Espaço Reservado para Data 3" svg:x="0.49961in" svg:y="6.82953in" svg:width="2.33346in" svg:height="0.52126in" presentation:class="date-time" presentation:placeholder="false">
        <draw:text-box>
          <text:p text:style-name="a23" text:class-names="" text:cond-style-name=""><text:span text:style-name="a22" text:class-names=""/></text:p>
        </draw:text-box>
        <svg:title/>
        <svg:desc/>
      </draw:frame>
      <draw:frame draw:id="id3" presentation:style-name="a27" draw:name="Espaço Reservado para Rodapé 4" svg:x="3.41653in" svg:y="6.82953in" svg:width="3.16693in" svg:height="0.52126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Espaço Reservado para Número de Slide 5" svg:x="7.16614in" svg:y="6.82953in" svg:width="2.33346in" svg:height="0.52126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/></text:span></text:p>
        </draw:text-box>
        <svg:title/>
        <svg:desc/>
      </draw:frame>
      <presentation:notes style:page-layout-name="pageLayout2" draw:style-name="a35">
        <draw:page-thumbnail svg:x="0in" svg:y="0.75984in" svg:width="0.00039in" svg:height="0.00039in" presentation:class="page" draw:id="id5" presentation:style-name="a31" draw:name="Espaço Reservado para Imagem de Slide 1">
          <svg:title/>
          <svg:desc/>
        </draw:page-thumbnail>
        <draw:frame draw:id="id6" presentation:style-name="a34" draw:name="Espaço Reservado para Anotações 2" svg:x="0.75in" svg:y="4.75in" svg:width="5.99961in" svg:height="4.49961in" presentation:class="notes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37">
      <draw:frame draw:id="id7" presentation:style-name="a40" draw:name="Título 1" svg:x="1.25in" svg:y="1.22743in" svg:width="7.5in" svg:height="2.61111in" presentation:class="title" presentation:placeholder="false">
        <draw:text-box>
          <text:p text:style-name="a39" text:class-names="" text:cond-style-name=""><text:span text:style-name="a38" text:class-names="">Clique para editar o título mestre</text:span></text:p>
        </draw:text-box>
        <svg:title/>
        <svg:desc/>
      </draw:frame>
      <draw:frame draw:id="id8" presentation:style-name="a43" draw:name="Subtítulo 2" svg:x="1.25in" svg:y="3.93924in" svg:width="7.5in" svg:height="1.81076in" presentation:class="subtitle" presentation:placeholder="false">
        <draw:text-box>
          <text:p text:style-name="a42" text:class-names="" text:cond-style-name=""><text:span text:style-name="a41" text:class-names="">Clique para editar o estilo do subtítulo mestre</text:span></text:p>
        </draw:text-box>
        <svg:title/>
        <svg:desc/>
      </draw:frame>
      <draw:frame draw:id="id9" presentation:style-name="a46" draw:name="Espaço Reservado para Data 3" svg:x="0.49961in" svg:y="6.82953in" svg:width="2.33346in" svg:height="0.52126in" presentation:class="date-time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10" presentation:style-name="a49" draw:name="Espaço Reservado para Rodapé 4" svg:x="3.41653in" svg:y="6.82953in" svg:width="3.16693in" svg:height="0.52126in" presentation:class="footer" presentation:placeholder="false">
        <draw:text-box>
          <text:p text:style-name="a48" text:class-names="" text:cond-style-name=""><text:span text:style-name="a47" text:class-names=""/></text:p>
        </draw:text-box>
        <svg:title/>
        <svg:desc/>
      </draw:frame>
      <draw:frame draw:id="id11" presentation:style-name="a52" draw:name="Espaço Reservado para Número de Slide 5" svg:x="7.16614in" svg:y="6.82953in" svg:width="2.33346in" svg:height="0.52126in" presentation:class="page-number" presentation:placeholder="false">
        <draw:text-box>
          <text:p text:style-name="a51" text:class-names="" text:cond-style-name=""><text:span text:style-name="a50" text:class-names=""><text:page-number style:num-format="1" text:fixed="false"/></text:span></text:p>
        </draw:text-box>
        <svg:title/>
        <svg:desc/>
      </draw:frame>
      <presentation:notes style:page-layout-name="pageLayout2" draw:style-name="a57">
        <draw:page-thumbnail svg:x="0in" svg:y="0.75984in" svg:width="0.00039in" svg:height="0.00039in" presentation:class="page" draw:id="id5" presentation:style-name="a53" draw:name="Espaço Reservado para Imagem de Slide 1">
          <svg:title/>
          <svg:desc/>
        </draw:page-thumbnail>
        <draw:frame draw:id="id6" presentation:style-name="a56" draw:name="Espaço Reservado para Anotações 2" svg:x="0.75in" svg:y="4.75in" svg:width="5.99961in" svg:height="4.49961in" presentation:class="notes" presentation:placeholder="false">
          <draw:text-box>
            <text:p text:style-name="a55" text:class-names="" text:cond-style-name=""><text:span text:style-name="a54" text:class-names=""/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59">
      <draw:frame draw:id="id12" presentation:style-name="a62" draw:name="Título 1" svg:x="0.5in" svg:y="0.3in" svg:width="9in" svg:height="1.25039in" presentation:class="title" presentation:placeholder="false">
        <draw:text-box>
          <text:p text:style-name="a61" text:class-names="" text:cond-style-name=""><text:span text:style-name="a60" text:class-names="">Clique para editar o título mestre</text:span></text:p>
        </draw:text-box>
        <svg:title/>
        <svg:desc/>
      </draw:frame>
      <draw:frame draw:id="id13" presentation:style-name="a77" draw:name="Espaço Reservado para Conteúdo 2" svg:x="0.5in" svg:y="1.75in" svg:width="9in" svg:height="4.35in" presentation:class="object" presentation:placeholder="false">
        <draw:text-box>
          <text:p text:style-name="a64" text:class-names="" text:cond-style-name=""><text:span text:style-name="a63" text:class-names="">Clique para editar o texto mestre</text:span></text:p>
          <text:list text:style-name="a67">
            <text:list-item>
              <text:list text:style-name="a67">
                <text:list-item>
                  <text:p text:style-name="a66" text:class-names="" text:cond-style-name=""><text:span text:style-name="a65" text:class-names="">Segundo nível</text:span></text:p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p text:style-name="a69" text:class-names="" text:cond-style-name=""><text:span text:style-name="a6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list text:style-name="a73">
                        <text:list-item>
                          <text:p text:style-name="a72" text:class-names="" text:cond-style-name=""><text:span text:style-name="a7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list text:style-name="a76">
                            <text:list-item>
                              <text:p text:style-name="a75" text:class-names="" text:cond-style-name=""><text:span text:style-name="a7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80" draw:name="Espaço Reservado para Data 3" svg:x="0.49961in" svg:y="6.82953in" svg:width="2.33346in" svg:height="0.52126in" presentation:class="date-time" presentation:placeholder="false">
        <draw:text-box>
          <text:p text:style-name="a79" text:class-names="" text:cond-style-name=""><text:span text:style-name="a78" text:class-names=""/></text:p>
        </draw:text-box>
        <svg:title/>
        <svg:desc/>
      </draw:frame>
      <draw:frame draw:id="id15" presentation:style-name="a83" draw:name="Espaço Reservado para Rodapé 4" svg:x="3.41653in" svg:y="6.82953in" svg:width="3.16693in" svg:height="0.52126in" presentation:class="footer" presentation:placeholder="false">
        <draw:text-box>
          <text:p text:style-name="a82" text:class-names="" text:cond-style-name=""><text:span text:style-name="a81" text:class-names=""/></text:p>
        </draw:text-box>
        <svg:title/>
        <svg:desc/>
      </draw:frame>
      <draw:frame draw:id="id16" presentation:style-name="a86" draw:name="Espaço Reservado para Número de Slide 5" svg:x="7.16614in" svg:y="6.82953in" svg:width="2.33346in" svg:height="0.52126in" presentation:class="page-number" presentation:placeholder="false">
        <draw:text-box>
          <text:p text:style-name="a85" text:class-names="" text:cond-style-name=""><text:span text:style-name="a84" text:class-names=""><text:page-number style:num-format="1" text:fixed="false"/></text:span></text:p>
        </draw:text-box>
        <svg:title/>
        <svg:desc/>
      </draw:frame>
      <presentation:notes style:page-layout-name="pageLayout2" draw:style-name="a91">
        <draw:page-thumbnail svg:x="0in" svg:y="0.75984in" svg:width="0.00039in" svg:height="0.00039in" presentation:class="page" draw:id="id5" presentation:style-name="a87" draw:name="Espaço Reservado para Imagem de Slide 1">
          <svg:title/>
          <svg:desc/>
        </draw:page-thumbnail>
        <draw:frame draw:id="id6" presentation:style-name="a90" draw:name="Espaço Reservado para Anotações 2" svg:x="0.75in" svg:y="4.75in" svg:width="5.99961in" svg:height="4.49961in" presentation:class="notes" presentation:placeholder="false">
          <draw:text-box>
            <text:p text:style-name="a89" text:class-names="" text:cond-style-name=""><text:span text:style-name="a88" text:class-names=""/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93">
      <draw:frame draw:id="id17" presentation:style-name="a96" draw:name="Título 1" svg:x="0.68229in" svg:y="1.86979in" svg:width="8.625in" svg:height="3.11979in" presentation:class="title" presentation:placeholder="false">
        <draw:text-box>
          <text:p text:style-name="a95" text:class-names="" text:cond-style-name=""><text:span text:style-name="a94" text:class-names="">Clique para editar o título mestre</text:span></text:p>
        </draw:text-box>
        <svg:title/>
        <svg:desc/>
      </draw:frame>
      <draw:frame draw:id="id18" presentation:style-name="a100" draw:name="Espaço Reservado para Texto 2" svg:x="0.68229in" svg:y="5.0191in" svg:width="8.625in" svg:height="1.64062in" presentation:class="outline" presentation:placeholder="false">
        <draw:text-box>
          <text:list text:style-name="a99">
            <text:list-item>
              <text:p text:style-name="a98" text:class-names="" text:cond-style-name=""><text:span text:style-name="a97" text:class-names="">Clique para editar o texto mestre</text:span></text:p>
            </text:list-item>
          </text:list>
        </draw:text-box>
        <svg:title/>
        <svg:desc/>
      </draw:frame>
      <draw:frame draw:id="id19" presentation:style-name="a103" draw:name="Espaço Reservado para Data 3" svg:x="0.49961in" svg:y="6.82953in" svg:width="2.33346in" svg:height="0.52126in" presentation:class="date-time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ço Reservado para Rodapé 4" svg:x="3.41653in" svg:y="6.82953in" svg:width="3.16693in" svg:height="0.52126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1" presentation:style-name="a109" draw:name="Espaço Reservado para Número de Slide 5" svg:x="7.16614in" svg:y="6.82953in" svg:width="2.33346in" svg:height="0.52126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presentation:notes style:page-layout-name="pageLayout2" draw:style-name="a114">
        <draw:page-thumbnail svg:x="0in" svg:y="0.75984in" svg:width="0.00039in" svg:height="0.00039in" presentation:class="page" draw:id="id5" presentation:style-name="a110" draw:name="Espaço Reservado para Imagem de Slide 1">
          <svg:title/>
          <svg:desc/>
        </draw:page-thumbnail>
        <draw:frame draw:id="id6" presentation:style-name="a113" draw:name="Espaço Reservado para Anotações 2" svg:x="0.75in" svg:y="4.75in" svg:width="5.99961in" svg:height="4.49961in" presentation:class="notes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16">
      <draw:frame draw:id="id22" presentation:style-name="a119" draw:name="Título 1" svg:x="0.5in" svg:y="0.3in" svg:width="9in" svg:height="1.25039in" presentation:class="title" presentation:placeholder="false">
        <draw:text-box>
          <text:p text:style-name="a118" text:class-names="" text:cond-style-name=""><text:span text:style-name="a117" text:class-names="">Clique para editar o título mestre</text:span></text:p>
        </draw:text-box>
        <svg:title/>
        <svg:desc/>
      </draw:frame>
      <draw:frame draw:id="id23" presentation:style-name="a134" draw:name="Espaço Reservado para Conteúdo 2" svg:x="0.5in" svg:y="1.75in" svg:width="4.41667in" svg:height="4.35069in" presentation:class="object" presentation:placeholder="false">
        <draw:text-box>
          <text:p text:style-name="a121" text:class-names="" text:cond-style-name=""><text:span text:style-name="a120" text:class-names="">Clique para editar o texto mestre</text:span></text:p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gundo ní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49" draw:name="Espaço Reservado para Conteúdo 3" svg:x="5.08333in" svg:y="1.75in" svg:width="4.41667in" svg:height="4.35069in" presentation:class="object" presentation:placeholder="false">
        <draw:text-box>
          <text:p text:style-name="a136" text:class-names="" text:cond-style-name=""><text:span text:style-name="a135" text:class-names="">Clique para editar o texto mestre</text:span></text:p>
          <text:list text:style-name="a139">
            <text:list-item>
              <text:list text:style-name="a139">
                <text:list-item>
                  <text:p text:style-name="a138" text:class-names="" text:cond-style-name=""><text:span text:style-name="a137" text:class-names="">Segundo nível</text:span></text:p>
                </text:list-item>
              </text:list>
            </text:list-item>
          </text:list>
          <text:list text:style-name="a142">
            <text:list-item>
              <text:list text:style-name="a142">
                <text:list-item>
                  <text:list text:style-name="a142">
                    <text:list-item>
                      <text:p text:style-name="a141" text:class-names="" text:cond-style-name=""><text:span text:style-name="a14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list text:style-name="a145">
                        <text:list-item>
                          <text:p text:style-name="a144" text:class-names="" text:cond-style-name=""><text:span text:style-name="a14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list text:style-name="a148">
                            <text:list-item>
                              <text:p text:style-name="a147" text:class-names="" text:cond-style-name=""><text:span text:style-name="a14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" presentation:style-name="a152" draw:name="Espaço Reservado para Data 4" svg:x="0.49961in" svg:y="6.82953in" svg:width="2.33346in" svg:height="0.52126in" presentation:class="date-time" presentation:placeholder="false">
        <draw:text-box>
          <text:p text:style-name="a151" text:class-names="" text:cond-style-name=""><text:span text:style-name="a150" text:class-names=""/></text:p>
        </draw:text-box>
        <svg:title/>
        <svg:desc/>
      </draw:frame>
      <draw:frame draw:id="id26" presentation:style-name="a155" draw:name="Espaço Reservado para Rodapé 5" svg:x="3.41653in" svg:y="6.82953in" svg:width="3.16693in" svg:height="0.52126in" presentation:class="footer" presentation:placeholder="false">
        <draw:text-box>
          <text:p text:style-name="a154" text:class-names="" text:cond-style-name=""><text:span text:style-name="a153" text:class-names=""/></text:p>
        </draw:text-box>
        <svg:title/>
        <svg:desc/>
      </draw:frame>
      <draw:frame draw:id="id27" presentation:style-name="a158" draw:name="Espaço Reservado para Número de Slide 6" svg:x="7.16614in" svg:y="6.82953in" svg:width="2.33346in" svg:height="0.52126in" presentation:class="page-number" presentation:placeholder="false">
        <draw:text-box>
          <text:p text:style-name="a157" text:class-names="" text:cond-style-name=""><text:span text:style-name="a156" text:class-names=""><text:page-number style:num-format="1" text:fixed="false"/></text:span></text:p>
        </draw:text-box>
        <svg:title/>
        <svg:desc/>
      </draw:frame>
      <presentation:notes style:page-layout-name="pageLayout2" draw:style-name="a163">
        <draw:page-thumbnail svg:x="0in" svg:y="0.75984in" svg:width="0.00039in" svg:height="0.00039in" presentation:class="page" draw:id="id5" presentation:style-name="a159" draw:name="Espaço Reservado para Imagem de Slide 1">
          <svg:title/>
          <svg:desc/>
        </draw:page-thumbnail>
        <draw:frame draw:id="id6" presentation:style-name="a162" draw:name="Espaço Reservado para Anotações 2" svg:x="0.75in" svg:y="4.75in" svg:width="5.99961in" svg:height="4.49961in" presentation:class="notes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65">
      <draw:frame draw:id="id28" presentation:style-name="a168" draw:name="Título 1" svg:x="0.68924in" svg:y="0.39931in" svg:width="8.625in" svg:height="1.44965in" presentation:class="title" presentation:placeholder="false">
        <draw:text-box>
          <text:p text:style-name="a167" text:class-names="" text:cond-style-name=""><text:span text:style-name="a166" text:class-names="">Clique para editar o título mestre</text:span></text:p>
        </draw:text-box>
        <svg:title/>
        <svg:desc/>
      </draw:frame>
      <draw:frame draw:id="id29" presentation:style-name="a172" draw:name="Espaço Reservado para Texto 2" svg:x="0.68924in" svg:y="1.83854in" svg:width="4.2309in" svg:height="0.90104in" presentation:class="outline" presentation:placeholder="false">
        <draw:text-box>
          <text:list text:style-name="a171">
            <text:list-item>
              <text:p text:style-name="a170" text:class-names="" text:cond-style-name=""><text:span text:style-name="a169" text:class-names="">Clique para editar o texto mestre</text:span></text:p>
            </text:list-item>
          </text:list>
        </draw:text-box>
        <svg:title/>
        <svg:desc/>
      </draw:frame>
      <draw:frame draw:id="id30" presentation:style-name="a187" draw:name="Espaço Reservado para Conteúdo 3" svg:x="0.68924in" svg:y="2.73958in" svg:width="4.2309in" svg:height="4.02951in" presentation:class="object" presentation:placeholder="false">
        <draw:text-box>
          <text:p text:style-name="a174" text:class-names="" text:cond-style-name=""><text:span text:style-name="a173" text:class-names="">Clique para editar o texto mestre</text:span></text:p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gundo ní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4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1" draw:name="Espaço Reservado para Texto 4" svg:x="5.0625in" svg:y="1.83854in" svg:width="4.25174in" svg:height="0.90104in" presentation:class="outline" presentation:placeholder="false">
        <draw:text-box>
          <text:list text:style-name="a190">
            <text:list-item>
              <text:p text:style-name="a189" text:class-names="" text:cond-style-name=""><text:span text:style-name="a188" text:class-names="">Clique para editar o texto mestre</text:span></text:p>
            </text:list-item>
          </text:list>
        </draw:text-box>
        <svg:title/>
        <svg:desc/>
      </draw:frame>
      <draw:frame draw:id="id32" presentation:style-name="a206" draw:name="Espaço Reservado para Conteúdo 5" svg:x="5.0625in" svg:y="2.73958in" svg:width="4.25174in" svg:height="4.02951in" presentation:class="object" presentation:placeholder="false">
        <draw:text-box>
          <text:p text:style-name="a193" text:class-names="" text:cond-style-name=""><text:span text:style-name="a192" text:class-names="">Clique para editar o texto mestre</text:span></text:p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list text:style-name="a205">
                        <text:list-item>
                          <text:list text:style-name="a205">
                            <text:list-item>
                              <text:p text:style-name="a204" text:class-names="" text:cond-style-name=""><text:span text:style-name="a20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" presentation:style-name="a209" draw:name="Espaço Reservado para Data 6" svg:x="0.49961in" svg:y="6.82953in" svg:width="2.33346in" svg:height="0.52126in" presentation:class="date-time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4" presentation:style-name="a212" draw:name="Espaço Reservado para Rodapé 7" svg:x="3.41653in" svg:y="6.82953in" svg:width="3.16693in" svg:height="0.52126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5" presentation:style-name="a215" draw:name="Espaço Reservado para Número de Slide 8" svg:x="7.16614in" svg:y="6.82953in" svg:width="2.33346in" svg:height="0.52126in" presentation:class="page-number" presentation:placeholder="false">
        <draw:text-box>
          <text:p text:style-name="a214" text:class-names="" text:cond-style-name=""><text:span text:style-name="a213" text:class-names=""><text:page-number style:num-format="1" text:fixed="false"/></text:span></text:p>
        </draw:text-box>
        <svg:title/>
        <svg:desc/>
      </draw:frame>
      <presentation:notes style:page-layout-name="pageLayout2" draw:style-name="a220">
        <draw:page-thumbnail svg:x="0in" svg:y="0.75984in" svg:width="0.00039in" svg:height="0.00039in" presentation:class="page" draw:id="id5" presentation:style-name="a216" draw:name="Espaço Reservado para Imagem de Slide 1">
          <svg:title/>
          <svg:desc/>
        </draw:page-thumbnail>
        <draw:frame draw:id="id6" presentation:style-name="a219" draw:name="Espaço Reservado para Anotações 2" svg:x="0.75in" svg:y="4.75in" svg:width="5.99961in" svg:height="4.49961in" presentation:class="notes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22">
      <draw:frame draw:id="id36" presentation:style-name="a225" draw:name="Título 1" svg:x="0.5in" svg:y="0.3in" svg:width="9in" svg:height="1.25039in" presentation:class="title" presentation:placeholder="false">
        <draw:text-box>
          <text:p text:style-name="a224" text:class-names="" text:cond-style-name=""><text:span text:style-name="a223" text:class-names="">Clique para editar o título mestre</text:span></text:p>
        </draw:text-box>
        <svg:title/>
        <svg:desc/>
      </draw:frame>
      <draw:frame draw:id="id37" presentation:style-name="a228" draw:name="Espaço Reservado para Data 2" svg:x="0.49961in" svg:y="6.82953in" svg:width="2.33346in" svg:height="0.52126in" presentation:class="date-time" presentation:placeholder="false">
        <draw:text-box>
          <text:p text:style-name="a227" text:class-names="" text:cond-style-name=""><text:span text:style-name="a226" text:class-names=""/></text:p>
        </draw:text-box>
        <svg:title/>
        <svg:desc/>
      </draw:frame>
      <draw:frame draw:id="id38" presentation:style-name="a231" draw:name="Espaço Reservado para Rodapé 3" svg:x="3.41653in" svg:y="6.82953in" svg:width="3.16693in" svg:height="0.52126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39" presentation:style-name="a234" draw:name="Espaço Reservado para Número de Slide 4" svg:x="7.16614in" svg:y="6.82953in" svg:width="2.33346in" svg:height="0.52126in" presentation:class="page-number" presentation:placeholder="false">
        <draw:text-box>
          <text:p text:style-name="a233" text:class-names="" text:cond-style-name=""><text:span text:style-name="a232" text:class-names=""><text:page-number style:num-format="1" text:fixed="false"/></text:span></text:p>
        </draw:text-box>
        <svg:title/>
        <svg:desc/>
      </draw:frame>
      <presentation:notes style:page-layout-name="pageLayout2" draw:style-name="a239">
        <draw:page-thumbnail svg:x="0in" svg:y="0.75984in" svg:width="0.00039in" svg:height="0.00039in" presentation:class="page" draw:id="id5" presentation:style-name="a235" draw:name="Espaço Reservado para Imagem de Slide 1">
          <svg:title/>
          <svg:desc/>
        </draw:page-thumbnail>
        <draw:frame draw:id="id6" presentation:style-name="a238" draw:name="Espaço Reservado para Anotações 2" svg:x="0.75in" svg:y="4.75in" svg:width="5.99961in" svg:height="4.49961in" presentation:class="notes" presentation:placeholder="false">
          <draw:text-box>
            <text:p text:style-name="a237" text:class-names="" text:cond-style-name=""><text:span text:style-name="a236" text:class-names=""/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41">
      <draw:frame draw:id="id40" presentation:style-name="a244" draw:name="Espaço Reservado para Data 1" svg:x="0.49961in" svg:y="6.82953in" svg:width="2.33346in" svg:height="0.52126in" presentation:class="date-time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1" presentation:style-name="a247" draw:name="Espaço Reservado para Rodapé 2" svg:x="3.41653in" svg:y="6.82953in" svg:width="3.16693in" svg:height="0.52126in" presentation:class="footer" presentation:placeholder="false">
        <draw:text-box>
          <text:p text:style-name="a246" text:class-names="" text:cond-style-name=""><text:span text:style-name="a245" text:class-names=""/></text:p>
        </draw:text-box>
        <svg:title/>
        <svg:desc/>
      </draw:frame>
      <draw:frame draw:id="id42" presentation:style-name="a250" draw:name="Espaço Reservado para Número de Slide 3" svg:x="7.16614in" svg:y="6.82953in" svg:width="2.33346in" svg:height="0.52126in" presentation:class="page-number" presentation:placeholder="false">
        <draw:text-box>
          <text:p text:style-name="a249" text:class-names="" text:cond-style-name=""><text:span text:style-name="a248" text:class-names=""><text:page-number style:num-format="1" text:fixed="false"/></text:span></text:p>
        </draw:text-box>
        <svg:title/>
        <svg:desc/>
      </draw:frame>
      <presentation:notes style:page-layout-name="pageLayout2" draw:style-name="a255">
        <draw:page-thumbnail svg:x="0in" svg:y="0.75984in" svg:width="0.00039in" svg:height="0.00039in" presentation:class="page" draw:id="id5" presentation:style-name="a251" draw:name="Espaço Reservado para Imagem de Slide 1">
          <svg:title/>
          <svg:desc/>
        </draw:page-thumbnail>
        <draw:frame draw:id="id6" presentation:style-name="a254" draw:name="Espaço Reservado para Anotações 2" svg:x="0.75in" svg:y="4.75in" svg:width="5.99961in" svg:height="4.49961in" presentation:class="notes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57">
      <draw:frame draw:id="id43" presentation:style-name="a260" draw:name="Título 1" svg:x="0.68924in" svg:y="0.5in" svg:width="3.22569in" svg:height="1.75in" presentation:class="title" presentation:placeholder="false">
        <draw:text-box>
          <text:p text:style-name="a259" text:class-names="" text:cond-style-name=""><text:span text:style-name="a258" text:class-names="">Clique para editar o título mestre</text:span></text:p>
        </draw:text-box>
        <svg:title/>
        <svg:desc/>
      </draw:frame>
      <draw:frame draw:id="id44" presentation:style-name="a275" draw:name="Espaço Reservado para Conteúdo 2" svg:x="4.25174in" svg:y="1.07986in" svg:width="5.0625in" svg:height="5.32986in" presentation:class="object" presentation:placeholder="false">
        <draw:text-box>
          <text:p text:style-name="a262" text:class-names="" text:cond-style-name=""><text:span text:style-name="a261" text:class-names="">Clique para editar o texto mestre</text:span></text:p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gundo ní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5" presentation:style-name="a279" draw:name="Espaço Reservado para Texto 3" svg:x="0.68924in" svg:y="2.25in" svg:width="3.22569in" svg:height="4.1684in" presentation:class="outline" presentation:placeholder="false">
        <draw:text-box>
          <text:list text:style-name="a278">
            <text:list-item>
              <text:p text:style-name="a277" text:class-names="" text:cond-style-name=""><text:span text:style-name="a276" text:class-names="">Clique para editar o texto mestre</text:span></text:p>
            </text:list-item>
          </text:list>
        </draw:text-box>
        <svg:title/>
        <svg:desc/>
      </draw:frame>
      <draw:frame draw:id="id46" presentation:style-name="a282" draw:name="Espaço Reservado para Data 4" svg:x="0.49961in" svg:y="6.82953in" svg:width="2.33346in" svg:height="0.52126in" presentation:class="date-time" presentation:placeholder="false">
        <draw:text-box>
          <text:p text:style-name="a281" text:class-names="" text:cond-style-name=""><text:span text:style-name="a280" text:class-names=""/></text:p>
        </draw:text-box>
        <svg:title/>
        <svg:desc/>
      </draw:frame>
      <draw:frame draw:id="id47" presentation:style-name="a285" draw:name="Espaço Reservado para Rodapé 5" svg:x="3.41653in" svg:y="6.82953in" svg:width="3.16693in" svg:height="0.52126in" presentation:class="footer" presentation:placeholder="false">
        <draw:text-box>
          <text:p text:style-name="a284" text:class-names="" text:cond-style-name=""><text:span text:style-name="a283" text:class-names=""/></text:p>
        </draw:text-box>
        <svg:title/>
        <svg:desc/>
      </draw:frame>
      <draw:frame draw:id="id48" presentation:style-name="a288" draw:name="Espaço Reservado para Número de Slide 6" svg:x="7.16614in" svg:y="6.82953in" svg:width="2.33346in" svg:height="0.52126in" presentation:class="page-number" presentation:placeholder="false">
        <draw:text-box>
          <text:p text:style-name="a287" text:class-names="" text:cond-style-name=""><text:span text:style-name="a286" text:class-names=""><text:page-number style:num-format="1" text:fixed="false"/></text:span></text:p>
        </draw:text-box>
        <svg:title/>
        <svg:desc/>
      </draw:frame>
      <presentation:notes style:page-layout-name="pageLayout2" draw:style-name="a293">
        <draw:page-thumbnail svg:x="0in" svg:y="0.75984in" svg:width="0.00039in" svg:height="0.00039in" presentation:class="page" draw:id="id5" presentation:style-name="a289" draw:name="Espaço Reservado para Imagem de Slide 1">
          <svg:title/>
          <svg:desc/>
        </draw:page-thumbnail>
        <draw:frame draw:id="id6" presentation:style-name="a292" draw:name="Espaço Reservado para Anotações 2" svg:x="0.75in" svg:y="4.75in" svg:width="5.99961in" svg:height="4.49961in" presentation:class="notes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295">
      <draw:frame draw:id="id49" presentation:style-name="a298" draw:name="Título 1" svg:x="0.68924in" svg:y="0.5in" svg:width="3.22569in" svg:height="1.75in" presentation:class="title" presentation:placeholder="false">
        <draw:text-box>
          <text:p text:style-name="a297" text:class-names="" text:cond-style-name=""><text:span text:style-name="a296" text:class-names="">Clique para editar o título mestre</text:span></text:p>
        </draw:text-box>
        <svg:title/>
        <svg:desc/>
      </draw:frame>
      <draw:frame draw:id="id50" presentation:style-name="a301" draw:name="Espaço Reservado para Imagem 2" svg:x="4.25174in" svg:y="1.07986in" svg:width="5.0625in" svg:height="5.32986in" presentation:class="graphic" presentation:placeholder="false">
        <draw:text-box>
          <text:p text:style-name="a300" text:class-names="" text:cond-style-name=""><text:span text:style-name="a299" text:class-names=""/></text:p>
        </draw:text-box>
        <svg:title/>
        <svg:desc/>
      </draw:frame>
      <draw:frame draw:id="id51" presentation:style-name="a305" draw:name="Espaço Reservado para Texto 3" svg:x="0.68924in" svg:y="2.25in" svg:width="3.22569in" svg:height="4.1684in" presentation:class="outline" presentation:placeholder="false">
        <draw:text-box>
          <text:list text:style-name="a304">
            <text:list-item>
              <text:p text:style-name="a303" text:class-names="" text:cond-style-name=""><text:span text:style-name="a302" text:class-names="">Clique para editar o texto mestre</text:span></text:p>
            </text:list-item>
          </text:list>
        </draw:text-box>
        <svg:title/>
        <svg:desc/>
      </draw:frame>
      <draw:frame draw:id="id52" presentation:style-name="a308" draw:name="Espaço Reservado para Data 4" svg:x="0.49961in" svg:y="6.82953in" svg:width="2.33346in" svg:height="0.52126in" presentation:class="date-time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53" presentation:style-name="a311" draw:name="Espaço Reservado para Rodapé 5" svg:x="3.41653in" svg:y="6.82953in" svg:width="3.16693in" svg:height="0.52126in" presentation:class="footer" presentation:placeholder="false">
        <draw:text-box>
          <text:p text:style-name="a310" text:class-names="" text:cond-style-name=""><text:span text:style-name="a309" text:class-names=""/></text:p>
        </draw:text-box>
        <svg:title/>
        <svg:desc/>
      </draw:frame>
      <draw:frame draw:id="id54" presentation:style-name="a314" draw:name="Espaço Reservado para Número de Slide 6" svg:x="7.16614in" svg:y="6.82953in" svg:width="2.33346in" svg:height="0.52126in" presentation:class="page-number" presentation:placeholder="false">
        <draw:text-box>
          <text:p text:style-name="a313" text:class-names="" text:cond-style-name=""><text:span text:style-name="a312" text:class-names=""><text:page-number style:num-format="1" text:fixed="false"/></text:span></text:p>
        </draw:text-box>
        <svg:title/>
        <svg:desc/>
      </draw:frame>
      <presentation:notes style:page-layout-name="pageLayout2" draw:style-name="a319">
        <draw:page-thumbnail svg:x="0in" svg:y="0.75984in" svg:width="0.00039in" svg:height="0.00039in" presentation:class="page" draw:id="id5" presentation:style-name="a315" draw:name="Espaço Reservado para Imagem de Slide 1">
          <svg:title/>
          <svg:desc/>
        </draw:page-thumbnail>
        <draw:frame draw:id="id6" presentation:style-name="a318" draw:name="Espaço Reservado para Anotações 2" svg:x="0.75in" svg:y="4.75in" svg:width="5.99961in" svg:height="4.49961in" presentation:class="notes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21">
      <draw:frame draw:id="id55" presentation:style-name="a324" draw:name="Título 1" svg:x="0.5in" svg:y="0.3in" svg:width="9in" svg:height="1.25039in" presentation:class="title" presentation:placeholder="false">
        <draw:text-box>
          <text:p text:style-name="a323" text:class-names="" text:cond-style-name=""><text:span text:style-name="a322" text:class-names="">Clique para editar o título mestre</text:span></text:p>
        </draw:text-box>
        <svg:title/>
        <svg:desc/>
      </draw:frame>
      <draw:frame draw:id="id56" presentation:style-name="a340" draw:name="Espaço Reservado para Texto Vertical 2" svg:x="0.5in" svg:y="1.75in" svg:width="9in" svg:height="4.35in" presentation:class="outline" presentation:placeholder="false">
        <draw:text-box>
          <text:list text:style-name="a327">
            <text:list-item>
              <text:p text:style-name="a326" text:class-names="" text:cond-style-name=""><text:span text:style-name="a325" text:class-names="">Clique para editar o texto mestre</text:span></text:p>
            </text:list-item>
          </text:list>
          <text:list text:style-name="a330">
            <text:list-item>
              <text:list text:style-name="a330">
                <text:list-item>
                  <text:p text:style-name="a329" text:class-names="" text:cond-style-name=""><text:span text:style-name="a328" text:class-names="">Segundo nível</text:span></text:p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p text:style-name="a332" text:class-names="" text:cond-style-name=""><text:span text:style-name="a33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p text:style-name="a335" text:class-names="" text:cond-style-name=""><text:span text:style-name="a33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list text:style-name="a339">
                            <text:list-item>
                              <text:p text:style-name="a338" text:class-names="" text:cond-style-name=""><text:span text:style-name="a337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43" draw:name="Espaço Reservado para Data 3" svg:x="0.49961in" svg:y="6.82953in" svg:width="2.33346in" svg:height="0.52126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Espaço Reservado para Rodapé 4" svg:x="3.41653in" svg:y="6.82953in" svg:width="3.16693in" svg:height="0.52126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Espaço Reservado para Número de Slide 5" svg:x="7.16614in" svg:y="6.82953in" svg:width="2.33346in" svg:height="0.52126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54">
        <draw:page-thumbnail svg:x="0in" svg:y="0.75984in" svg:width="0.00039in" svg:height="0.00039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75in" svg:y="4.75in" svg:width="5.99961in" svg:height="4.49961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356">
      <draw:frame draw:id="id60" presentation:style-name="a359" draw:name="Título Vertical 1" svg:x="7.25in" svg:y="0.30035in" svg:width="2.25in" svg:height="5.80035in" presentation:class="title" presentation:placeholder="false">
        <draw:text-box>
          <text:p text:style-name="a358" text:class-names="" text:cond-style-name=""><text:span text:style-name="a357" text:class-names="">Clique para editar o título mestre</text:span></text:p>
        </draw:text-box>
        <svg:title/>
        <svg:desc/>
      </draw:frame>
      <draw:frame draw:id="id61" presentation:style-name="a375" draw:name="Espaço Reservado para Texto Vertical 2" svg:x="0.5in" svg:y="0.30035in" svg:width="6.58333in" svg:height="5.80035in" presentation:class="outline" presentation:placeholder="false">
        <draw:text-box>
          <text:list text:style-name="a362">
            <text:list-item>
              <text:p text:style-name="a361" text:class-names="" text:cond-style-name=""><text:span text:style-name="a360" text:class-names="">Clique para editar o texto mestre</text:span></text:p>
            </text:list-item>
          </text:list>
          <text:list text:style-name="a365">
            <text:list-item>
              <text:list text:style-name="a365">
                <text:list-item>
                  <text:p text:style-name="a364" text:class-names="" text:cond-style-name=""><text:span text:style-name="a363" text:class-names="">Segundo nível</text:span></text:p>
                </text:list-item>
              </text:list>
            </text:list-item>
          </text:list>
          <text:list text:style-name="a368">
            <text:list-item>
              <text:list text:style-name="a368">
                <text:list-item>
                  <text:list text:style-name="a368">
                    <text:list-item>
                      <text:p text:style-name="a367" text:class-names="" text:cond-style-name=""><text:span text:style-name="a3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list text:style-name="a371">
                        <text:list-item>
                          <text:p text:style-name="a370" text:class-names="" text:cond-style-name=""><text:span text:style-name="a3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list text:style-name="a374">
                            <text:list-item>
                              <text:p text:style-name="a373" text:class-names="" text:cond-style-name=""><text:span text:style-name="a372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78" draw:name="Espaço Reservado para Data 3" svg:x="0.49961in" svg:y="6.82953in" svg:width="2.33346in" svg:height="0.52126in" presentation:class="date-time" presentation:placeholder="false">
        <draw:text-box>
          <text:p text:style-name="a377" text:class-names="" text:cond-style-name=""><text:span text:style-name="a376" text:class-names=""/></text:p>
        </draw:text-box>
        <svg:title/>
        <svg:desc/>
      </draw:frame>
      <draw:frame draw:id="id63" presentation:style-name="a381" draw:name="Espaço Reservado para Rodapé 4" svg:x="3.41653in" svg:y="6.82953in" svg:width="3.16693in" svg:height="0.52126in" presentation:class="footer" presentation:placeholder="false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64" presentation:style-name="a384" draw:name="Espaço Reservado para Número de Slide 5" svg:x="7.16614in" svg:y="6.82953in" svg:width="2.33346in" svg:height="0.52126in" presentation:class="page-number" presentation:placeholder="false">
        <draw:text-box>
          <text:p text:style-name="a383" text:class-names="" text:cond-style-name=""><text:span text:style-name="a382" text:class-names=""><text:page-number style:num-format="1" text:fixed="false"/></text:span></text:p>
        </draw:text-box>
        <svg:title/>
        <svg:desc/>
      </draw:frame>
      <presentation:notes style:page-layout-name="pageLayout2" draw:style-name="a389">
        <draw:page-thumbnail svg:x="0in" svg:y="0.75984in" svg:width="0.00039in" svg:height="0.00039in" presentation:class="page" draw:id="id5" presentation:style-name="a385" draw:name="Espaço Reservado para Imagem de Slide 1">
          <svg:title/>
          <svg:desc/>
        </draw:page-thumbnail>
        <draw:frame draw:id="id6" presentation:style-name="a388" draw:name="Espaço Reservado para Anotações 2" svg:x="0.75in" svg:y="4.75in" svg:width="5.99961in" svg:height="4.49961in" presentation:class="notes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</presentation:notes>
    </style:master-page>
    <style:handout-master style:page-layout-name="pageLayout3" draw:style-name="a390">
      <draw:frame draw:id="id65" presentation:style-name="a393" draw:name="Espaço Reservado para Cabeçalho 1" svg:x="0in" svg:y="0in" svg:width="3.25433in" svg:height="0.49961in" presentation:class="head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66" presentation:style-name="a396" draw:name="Espaço Reservado para Data 2" svg:x="4.24528in" svg:y="0in" svg:width="3.25433in" svg:height="0.49961in" presentation:class="date-time" presentation:placeholder="false">
        <draw:text-box>
          <text:p text:style-name="a395" text:class-names="" text:cond-style-name=""><text:span text:style-name="a394" text:class-names=""/></text:p>
        </draw:text-box>
        <svg:title/>
        <svg:desc/>
      </draw:frame>
      <draw:frame draw:id="id67" presentation:style-name="a399" draw:name="Espaço Reservado para Rodapé 3" svg:x="0in" svg:y="9.5in" svg:width="3.25433in" svg:height="0.49961in" presentation:class="footer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68" presentation:style-name="a402" draw:name="Espaço Reservado para Número de Slide 4" svg:x="4.24528in" svg:y="9.5in" svg:width="3.25433in" svg:height="0.49961in" presentation:class="page-number" presentation:placeholder="false">
        <draw:text-box>
          <text:p text:style-name="a401" text:class-names="" text:cond-style-name=""><text:span text:style-name="a400" text:class-names=""><text:page-number style:num-format="1" text:fixed="false"/></text:span></text:p>
        </draw:text-box>
        <svg:title/>
        <svg:desc/>
      </draw:frame>
      <draw:page-thumbnail draw:page-number="1" svg:x="0.59549in" svg:y="1in" svg:width="2.93229in" svg:height="2.19965in"/>
      <draw:page-thumbnail draw:page-number="2" svg:x="3.97049in" svg:y="1in" svg:width="2.93229in" svg:height="2.19965in"/>
      <draw:page-thumbnail draw:page-number="3" svg:x="0.59549in" svg:y="3.89931in" svg:width="2.93229in" svg:height="2.19965in"/>
      <draw:page-thumbnail draw:page-number="4" svg:x="3.97049in" svg:y="3.89931in" svg:width="2.93229in" svg:height="2.19965in"/>
      <draw:page-thumbnail draw:page-number="5" svg:x="0.59549in" svg:y="6.79861in" svg:width="2.93229in" svg:height="2.19965in"/>
      <draw:page-thumbnail draw:page-number="6" svg:x="3.97049in" svg:y="6.79861in" svg:width="2.93229in" svg:height="2.1996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apositiva 1</dc:title>
    <meta:initial-creator>Mariajose</meta:initial-creator>
    <dc:creator>Ronny Peterson</dc:creator>
    <meta:creation-date>2010-05-23T12:28:12Z</meta:creation-date>
    <dc:date>2014-11-07T19:11:37Z</dc:date>
    <meta:editing-cycles>878</meta:editing-cycles>
    <meta:editing-duration>PT572408S</meta:editing-duration>
    <meta:document-statistic meta:paragraph-count="22" meta:word-count="187"/>
  </office:meta>
</office:document-meta>
</file>